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MR6" svg:font-family="CMR6"/>
    <style:font-face style:name="CMTT8" svg:font-family="CMTT8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 style:list-style-name="L2">
      <style:paragraph-properties fo:line-height="150%"/>
      <style:text-properties style:font-name="Times New Roman"/>
    </style:style>
    <style:style style:name="P3" style:family="paragraph" style:parent-style-name="SBC_3a_paragraph" style:list-style-name="L1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P4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5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6" style:family="paragraph" style:parent-style-name="SBC_3a_paragraph" style:list-style-name="L3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7" style:family="paragraph" style:parent-style-name="SBC_3a_paragraph" style:list-style-name="L2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8" style:family="paragraph" style:parent-style-name="SBC_3a_paragraph" style:list-style-name="L2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9" style:family="paragraph" style:parent-style-name="SBC_3a_paragraph" style:list-style-name="L3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0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P11" style:family="paragraph" style:parent-style-name="SBC_3a_email">
      <style:paragraph-properties fo:line-height="150%"/>
      <style:text-properties style:font-name="Times New Roman"/>
    </style:style>
    <style:style style:name="P12" style:family="paragraph" style:parent-style-name="SBC_3a_title_3a_1">
      <style:paragraph-properties fo:line-height="150%"/>
      <style:text-properties style:font-name="Times New Roman"/>
    </style:style>
    <style:style style:name="P13" style:family="paragraph" style:parent-style-name="SBC_3a_institution">
      <style:paragraph-properties fo:line-height="150%"/>
      <style:text-properties style:font-name="Times New Roman"/>
    </style:style>
    <style:style style:name="P14" style:family="paragraph" style:parent-style-name="SBC_3a_author_28_s_29_">
      <style:paragraph-properties fo:line-height="150%"/>
      <style:text-properties style:font-name="Times New Roman"/>
    </style:style>
    <style:style style:name="P15" style:family="paragraph" style:parent-style-name="SBC_3a_paragraph_3a_first">
      <style:paragraph-properties fo:line-height="150%"/>
      <style:text-properties style:font-name="Times New Roman"/>
    </style:style>
    <style:style style:name="P16" style:family="paragraph" style:parent-style-name="SBC_3a_paragraph_3a_first">
      <style:paragraph-properties fo:line-height="150%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 problema da medição de Rick Sanchez</text:p>
      <text:p text:style-name="P14">Felipe Matheus Guimarães dos Santos<text:span text:style-name="T1">1</text:span></text:p>
      <text:p text:style-name="P13"><text:span text:style-name="T1">1</text:span>Departamento de Ciência da Computação – Universidade Federal de Minas Gerais (UFMG)</text:p>
      <text:p text:style-name="P11">felipe-guimaraes@ufmg.br</text:p>
      <text:h text:style-name="P12" text:outline-level="1">Introdução</text:h>
      <text:p text:style-name="P15"><text:tab/>A situação problema do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outros frascos.</text:p>
      <text:p text:style-name="P15"><text:tab/>Para resolver esse problema, serão usadas as estruturas de dados vistas em aula: fila e lista encadeada. A lista ssrá usada para armazenar os frascos encontrados por Morty e remover os frascos quebrados por Rick. Por outro lado, a fila será utilizada para fazer a contagem de frascos para a medição, armazenando a quantidade de operações e a quantidade de ml.</text:p>
      <text:h text:style-name="P12" text:outline-level="1">Implementação</text:h>
      <text:p text:style-name="P15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, utilizando a versão 17 do c++: <text:s text:c="16"/>g++ -std=c++17 [arquivos] -o [executável].</text:p>
      <text:p text:style-name="P1">O programa principal roda em loop infinito, recebendo um inteiro e um caractere separados por enter ou espaço de entrada. O único retorno do programa é o número mínimo de operações para fazer uma medição, o qual é impresso na saída padrão.</text:p>
      <text:list xml:id="list312957221336890505" text:style-name="L1">
        <text:list-header>
          <text:p text:style-name="P3">2.1. <text:s/>Lista Encadeada</text:p>
        </text:list-header>
      </text:list>
      <text:p text:style-name="P1">A implementação da lista foi baseada nos slides disponibilizados pelo professor da disciplina Estrutura de Dados (EDs) Luiz Chaimowicz e modificados com a <text:soft-page-break/>orientação a objetos aprendida na disciplina Programação e Desenvolvimento de Software 2 com o professor Flávio Figueiredo.</text:p>
      <text:p text:style-name="P1">A estrutura criada para a implementação da lista é um struct chamado Node_t, o qual armazena um valor inteiro de ml e um ponteiro Node_t* para o próximo nó da lista. Os métodos do TAD ListaSimples são:</text:p>
      <text:list xml:id="list6666738807508180312" text:style-name="L2">
        <text:list-item>
          <text:p text:style-name="P2">Construtor: A lista foi implementada com a célula cabeça, i.e., a primeira célula da lista nunca será removida tampouco terá valor armazenado. Além disso, também é armazenado a quantidade de números inseridos, para facilitar alguns métodos.</text:p>
        </text:list-item>
        <text:list-item>
          <text:p text:style-name="P2">Destrutor: Padrão.</text:p>
        </text:list-item>
        <text:list-item>
          <text:p text:style-name="P2">Incluir elemento: A inserção de elementos na lista ocorre apenas no fim da lista, pois a ordem dos elementos inseridos não é relevante para o problema.</text:p>
        </text:list-item>
        <text:list-item>
          <text:p text:style-name="P2">Remover elemento: A remoção de elementos é mais complexa que a inserção, pois, precisa-se saber a posição do elemento escolhido pelo usuário, o qual é passado por parâmetro do método. Para tal, a lista é iterada usando dois ponteiros Node_t *, um para a posição anterior e outro para a posição seguinte. O ponteiro 'seguinte' compara o valor passado para o método com o atributo do struct. Se o valor não igual, passa-se para o próximo nó da lista, até o fim da lista. Porém, se o valor passado para o método for igual ao atributo do struct, o ponteiro para o próximo nó de 'anterior' aponta para o próximo de 'seguinte' e deleta o 'seguinte' da lista.</text:p>
        </text:list-item>
        <text:list-item>
          <text:p text:style-name="P2">Medição: <text:span text:style-name="T4">Para fazer a medição é </text:span></text:p>
        </text:list-item>
        <text:list-item>
          <text:p text:style-name="P2">Imprime: Método criado apenas para testar a implementação da lista. Imprime todos os elementos da lista separados por um tab (\t) pulando de nó em nó até encontrar o fim da lista, i.e., um ponteiro que aponta para nulo (nullptr). Não necessário para o TP.</text:p>
          <text:p text:style-name="P7">2.2. <text:s/>Fil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<text:tab/><text:span text:style-name="T4">A fila, assim como a lista, também foi baseada nos slides e modificada com orientação a objetos aprendida na displina PDS2. Possui célula cabeça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4"><text:tab/>Foram usadas duas estruturas para a criação da fila: o struct Medida, o qual </text:span><text:soft-page-break/><text:span text:style-name="T4">armazena um inteiro para a quantidade de medições e outro inteiro para a quantidade de mls; e o struct Node_f, o qual armazena um struct Medida como um atributo e um ponteiro Node_f* para o próximo nó da lista. Os métodos do TAD fila são:</text:span></text:p>
      <text:list xml:id="list8398507603742742717" text:style-name="L3">
        <text:list-item>
          <text:p text:style-name="P9"><text:span text:style-name="T4">Construtor: O construtor da fila é igual ao da lista encadeada, mudando apenas o tipo de ponteiro – de Node_t para Node_f.</text:span></text:p>
        </text:list-item>
        <text:list-item>
          <text:p text:style-name="P9"><text:span text:style-name="T4">Destrutor: Padrão.</text:span></text:p>
        </text:list-item>
        <text:list-item>
          <text:p text:style-name="P9"><text:span text:style-name="T4">Incluir elemento: Os elementos na fila são sempre incluídos no fim da estrutura, a única diferença para o método homônimo da lista é o tipo de atributo.</text:span></text:p>
        </text:list-item>
        <text:list-item>
          <text:p text:style-name="P9"><text:span text:style-name="T4">Remover elemento: A remoção de elementos da fila é diferente da lista, o primeiro elemento é removido por padrão.</text:span></text:p>
        </text:list-item>
        <text:list-item>
          <text:p text:style-name="P9"><text:span text:style-name="T4">Limpar: Este método é necessário após realizar a medição, pois não se pode, em todos os casos, aproveitar o que foi feito antes. Logo, para evitar problemas, é necessário apagar toda a fila criada a cada medição.</text:span></text:p>
        </text:list-item>
        <text:list-item>
          <text:p text:style-name="P9"><text:span text:style-name="T4">Imprime: Método criado para teste de inserção e remoção. Não necessário para o TP.</text:span></text:p>
          <text:p text:style-name="P6"><text:span text:style-name="T6">2.3.</text:span><text:span text:style-name="T7"> </text:span><text:span text:style-name="T6">Makefile</text:span></text:p>
        </text:list-item>
      </text:list>
      <text:p text:style-name="P5"><text:tab/><text:span text:style-name="T4">Para compilar e rodar o programa foi gerado um Makefile. Este arquivo facilita a compilação do programa, pois não precisamos dar os comandos do g++ no terminal, apenas digitamos </text:span><text:span text:style-name="T3">make test </text:span><text:span text:style-name="T9">para rodar os testes.</text:span></text:p>
      <text:p text:style-name="P5"><text:span text:style-name="T9"><text:tab/>O Makefile já havia sido disponibilizado pelo monitor, portanto, apenas foram alterados os nomes dos arquivos .cpp e .o.</text:span></text:p>
      <text:h text:style-name="P12" text:outline-level="1">Instruções de compilação e execução</text:h>
      <text:p text:style-name="P15"><text:tab/>Para compilar e executar o programa, usa-se o Makefile. Para tal, abra o Terminal e entre no diretório onde se encontra o diretório do programa, i.e., /felipe_guimaraes/src. Dentro do diretório, dê o comando <text:span text:style-name="T2">make test </text:span><text:span text:style-name="T8">para rodar os testes.</text:span></text:p>
      <text:h text:style-name="P12" text:outline-level="1">Análise de complexidade</text:h>
      <text:p text:style-name="P16"><text:span text:style-name="T5"/></text:p>
      <text:h text:style-name="P12" text:outline-level="1"><text:soft-page-break/>Conclusão</text:h>
      <text:p text:style-name="P15"><text:tab/>Portanto, para a conclusão do presente trabalho foram usadas as estruturas de dados: lista encadeada e fila. A utilização de cada uma dessas EDs foi pensada de acordo com as especificações do professor e o auxílio do monitor.</text:p>
      <text:p text:style-name="P1">A maior dificuldade do trabalho estava na iteração da fila para fazer as medições, porém, com as explicações alto-nível do monitor, ficou mais simples de ser implementada.</text:p>
      <text:p text:style-name="P1">Logo, o trabalho cumpre o que era esperado: utilizar todo o conhecimento que foi acumulado desde o ingresso na Universidade e o conhecimento de tais Eds.</text:p>
      <text:h text:style-name="P12" text:outline-level="1">Bibliografia</text:h>
      <text:p text:style-name="P4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15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MR6" svg:font-family="CMR6"/>
    <style:font-face style:name="CMTT8" svg:font-family="CMTT8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24</meta:editing-cycles>
    <meta:editing-duration>PT4H25M45S</meta:editing-duration>
    <dc:date>2019-09-27T13:53:20.27</dc:date>
    <dc:creator>Felipe Guimaraes</dc:creator>
    <meta:document-statistic meta:table-count="0" meta:image-count="0" meta:object-count="0" meta:page-count="4" meta:paragraph-count="42" meta:word-count="999" meta:character-count="6130"/>
    <meta:user-defined meta:name="Info 1"/>
    <meta:user-defined meta:name="Info 2"/>
    <meta:user-defined meta:name="Info 3"/>
    <meta:user-defined meta:name="Info 4"/>
  </office:meta>
</office:document-meta>
</file>